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weight="normal" officeooo:rsid="0381852f" officeooo:paragraph-rsid="0381852f" style:font-weight-asian="normal" style:font-weight-complex="normal"/>
    </style:style>
    <style:style style:name="P13" style:family="paragraph" style:parent-style-name="Text_20_body">
      <style:text-properties fo:font-weight="normal" officeooo:rsid="0381852f" officeooo:paragraph-rsid="03a67ea7" style:font-weight-asian="normal" style:font-weight-complex="normal"/>
    </style:style>
    <style:style style:name="P14" style:family="paragraph" style:parent-style-name="Text_20_body">
      <style:text-properties officeooo:rsid="036fa10c" officeooo:paragraph-rsid="037833cb"/>
    </style:style>
    <style:style style:name="P15" style:family="paragraph" style:parent-style-name="Text_20_body">
      <style:text-properties officeooo:rsid="037c4cf2" officeooo:paragraph-rsid="0392904b"/>
    </style:style>
    <style:style style:name="P16" style:family="paragraph" style:parent-style-name="Text_20_body">
      <style:text-properties fo:font-weight="bold" officeooo:rsid="037f490d" officeooo:paragraph-rsid="0392904b" style:font-weight-asian="bold" style:font-weight-complex="bold"/>
    </style:style>
    <style:style style:name="P17" style:family="paragraph" style:parent-style-name="Text_20_body">
      <style:text-properties officeooo:rsid="036ae1ec" officeooo:paragraph-rsid="036ae1ec"/>
    </style:style>
    <style:style style:name="P18" style:family="paragraph" style:parent-style-name="Text_20_body">
      <style:text-properties officeooo:rsid="0359545c" officeooo:paragraph-rsid="0359545c"/>
    </style:style>
    <style:style style:name="P19" style:family="paragraph" style:parent-style-name="Text_20_body">
      <style:text-properties officeooo:rsid="03b31919" officeooo:paragraph-rsid="03b31919"/>
    </style:style>
    <style:style style:name="P20" style:family="paragraph" style:parent-style-name="Text_20_body">
      <style:text-properties officeooo:paragraph-rsid="03c68710"/>
    </style:style>
    <style:style style:name="P21" style:family="paragraph" style:parent-style-name="Text_20_body">
      <style:text-properties officeooo:rsid="0365891b" officeooo:paragraph-rsid="03c68710"/>
    </style:style>
    <style:style style:name="P22"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3"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4"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5"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6"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7"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28"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29"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0"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1" style:family="paragraph" style:parent-style-name="Heading_20_2">
      <style:text-properties officeooo:rsid="034f44d9"/>
    </style:style>
    <style:style style:name="P32" style:family="paragraph" style:parent-style-name="Text_20_body" style:list-style-name="L1">
      <style:text-properties officeooo:rsid="0347868d" officeooo:paragraph-rsid="0347868d"/>
    </style:style>
    <style:style style:name="P33" style:family="paragraph" style:parent-style-name="Text_20_body" style:list-style-name="L2">
      <style:text-properties fo:font-weight="normal" officeooo:rsid="034a5413" officeooo:paragraph-rsid="034a5413" style:font-weight-asian="normal" style:font-weight-complex="normal"/>
    </style:style>
    <style:style style:name="P34" style:family="paragraph" style:parent-style-name="Text_20_body" style:list-style-name="L7">
      <style:text-properties fo:font-weight="normal" officeooo:rsid="0381852f" officeooo:paragraph-rsid="0381852f" style:font-weight-asian="normal" style:font-weight-complex="normal"/>
    </style:style>
    <style:style style:name="P35" style:family="paragraph" style:parent-style-name="Text_20_body" style:list-style-name="L7">
      <style:text-properties fo:font-weight="normal" officeooo:rsid="0381852f" officeooo:paragraph-rsid="03a67ea7" style:font-weight-asian="normal" style:font-weight-complex="normal"/>
    </style:style>
    <style:style style:name="P36" style:family="paragraph" style:parent-style-name="Text_20_body" style:list-style-name="L8">
      <style:text-properties fo:font-weight="normal" officeooo:rsid="0381852f" officeooo:paragraph-rsid="0381852f" style:font-weight-asian="normal" style:font-weight-complex="normal"/>
    </style:style>
    <style:style style:name="P37" style:family="paragraph" style:parent-style-name="Text_20_body" style:list-style-name="L9">
      <style:text-properties fo:font-weight="normal" officeooo:rsid="0381852f" officeooo:paragraph-rsid="03a67ea7" style:font-weight-asian="normal" style:font-weight-complex="normal"/>
    </style:style>
    <style:style style:name="P38" style:family="paragraph" style:parent-style-name="Text_20_body" style:list-style-name="L2">
      <style:text-properties officeooo:rsid="034a5413" officeooo:paragraph-rsid="034a5413"/>
    </style:style>
    <style:style style:name="P39" style:family="paragraph" style:parent-style-name="Text_20_body" style:list-style-name="L3">
      <style:text-properties officeooo:rsid="034f44d9" officeooo:paragraph-rsid="034f44d9"/>
    </style:style>
    <style:style style:name="P40" style:family="paragraph" style:parent-style-name="Text_20_body" style:list-style-name="L5">
      <style:text-properties officeooo:rsid="03638b56" officeooo:paragraph-rsid="03638b56"/>
    </style:style>
    <style:style style:name="P41" style:family="paragraph" style:parent-style-name="Text_20_body" style:list-style-name="L6">
      <style:text-properties officeooo:rsid="037d69b1" officeooo:paragraph-rsid="037d69b1"/>
    </style:style>
    <style:style style:name="P42" style:family="paragraph" style:parent-style-name="Text_20_body" style:list-style-name="L6">
      <style:text-properties officeooo:rsid="037d69b1" officeooo:paragraph-rsid="039699a6"/>
    </style:style>
    <style:style style:name="P43" style:family="paragraph" style:parent-style-name="Text_20_body" style:list-style-name="L10"/>
    <style:style style:name="P44" style:family="paragraph" style:parent-style-name="Text_20_body">
      <style:text-properties officeooo:rsid="03cbfde5" officeooo:paragraph-rsid="03ceaf92"/>
    </style:style>
    <style:style style:name="P45" style:family="paragraph" style:parent-style-name="Text_20_body" style:list-style-name="L11">
      <style:text-properties officeooo:paragraph-rsid="03ceaf92"/>
    </style:style>
    <style:style style:name="P46" style:family="paragraph" style:parent-style-name="Text_20_body" style:list-style-name="L11">
      <style:text-properties officeooo:rsid="03ceaf92" officeooo:paragraph-rsid="03cf6b6e"/>
    </style:style>
    <style:style style:name="P47" style:family="paragraph" style:parent-style-name="Text_20_body">
      <style:text-properties officeooo:rsid="03ceaf92" officeooo:paragraph-rsid="03cf6b6e"/>
    </style:style>
    <style:style style:name="P48" style:family="paragraph" style:parent-style-name="Text_20_body">
      <style:text-properties officeooo:rsid="03d91e39" officeooo:paragraph-rsid="03d91e39"/>
    </style:style>
    <style:style style:name="P49"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50"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51"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52"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53" style:family="paragraph" style:parent-style-name="Text_20_body">
      <style:paragraph-properties fo:margin-top="0in" fo:margin-bottom="0.0181in" loext:contextual-spacing="false" fo:text-align="end" style:justify-single-word="false" style:writing-mode="rl-tb"/>
      <style:text-properties officeooo:rsid="035f4873" officeooo:paragraph-rsid="03d1f9cd"/>
    </style:style>
    <style:style style:name="P54"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55" style:family="paragraph" style:parent-style-name="Heading_20_2">
      <style:text-properties officeooo:rsid="03cbfde5" officeooo:paragraph-rsid="03cbfde5"/>
    </style:style>
    <style:style style:name="P5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5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58"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59"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60"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style>
    <style:style style:name="P61"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62"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63"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34a5413" style:font-weight-asian="normal" style:font-weight-complex="normal"/>
    </style:style>
    <style:style style:name="T12" style:family="text">
      <style:text-properties fo:font-weight="normal" officeooo:rsid="034d54bd" style:font-weight-asian="normal" style:font-weight-complex="normal"/>
    </style:style>
    <style:style style:name="T13" style:family="text">
      <style:text-properties fo:font-weight="normal" officeooo:rsid="034e3dc4" style:font-weight-asian="normal" style:font-weight-complex="normal"/>
    </style:style>
    <style:style style:name="T14" style:family="text">
      <style:text-properties fo:font-weight="normal" officeooo:rsid="0352a893" style:font-weight-asian="normal" style:font-weight-complex="normal"/>
    </style:style>
    <style:style style:name="T15" style:family="text">
      <style:text-properties fo:font-weight="normal" officeooo:rsid="034f44d9" style:font-weight-asian="normal" style:font-weight-complex="normal"/>
    </style:style>
    <style:style style:name="T16" style:family="text">
      <style:text-properties fo:font-weight="normal" officeooo:rsid="0369a3f9" style:font-weight-asian="normal" style:font-weight-complex="normal"/>
    </style:style>
    <style:style style:name="T17" style:family="text">
      <style:text-properties fo:font-weight="normal" officeooo:rsid="036a07b9" style:font-weight-asian="normal" style:font-weight-complex="normal"/>
    </style:style>
    <style:style style:name="T18" style:family="text">
      <style:text-properties fo:font-weight="normal" officeooo:rsid="036a711f" style:font-weight-asian="normal" style:font-weight-complex="normal"/>
    </style:style>
    <style:style style:name="T19" style:family="text">
      <style:text-properties fo:font-weight="normal" officeooo:rsid="036dae6b" style:font-weight-asian="normal" style:font-weight-complex="normal"/>
    </style:style>
    <style:style style:name="T20" style:family="text">
      <style:text-properties fo:font-weight="normal" officeooo:rsid="038efc50" style:font-weight-asian="normal" style:font-weight-complex="normal"/>
    </style:style>
    <style:style style:name="T21" style:family="text">
      <style:text-properties fo:font-weight="normal" officeooo:rsid="0365891b" style:font-weight-asian="normal" style:font-weight-complex="normal"/>
    </style:style>
    <style:style style:name="T22" style:family="text">
      <style:text-properties fo:font-weight="normal" officeooo:rsid="03ca2427" style:font-weight-asian="normal" style:font-weight-complex="normal"/>
    </style:style>
    <style:style style:name="T23" style:family="text">
      <style:text-properties fo:font-weight="normal" officeooo:rsid="03d800c6"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officeooo:rsid="035bf943"/>
    </style:style>
    <style:style style:name="T27" style:family="text">
      <style:text-properties style:font-weight-asian="normal" style:font-weight-complex="normal"/>
    </style:style>
    <style:style style:name="T28" style:family="text">
      <style:text-properties style:font-name="Droid Sans Mono" fo:font-size="10.5pt" fo:font-weight="normal"/>
    </style:style>
    <style:style style:name="T29" style:family="text">
      <style:text-properties style:font-name="Droid Sans Mono" fo:font-size="10.5pt" fo:font-weight="normal" officeooo:rsid="03d54e60"/>
    </style:style>
    <style:style style:name="T30" style:family="text">
      <style:text-properties officeooo:rsid="03647e8b"/>
    </style:style>
    <style:style style:name="T31" style:family="text">
      <style:text-properties officeooo:rsid="0364b9dc"/>
    </style:style>
    <style:style style:name="T32" style:family="text">
      <style:text-properties officeooo:rsid="036fa10c"/>
    </style:style>
    <style:style style:name="T33" style:family="text">
      <style:text-properties officeooo:rsid="03907a77"/>
    </style:style>
    <style:style style:name="T34" style:family="text">
      <style:text-properties officeooo:rsid="03918542"/>
    </style:style>
    <style:style style:name="T35" style:family="text">
      <style:text-properties officeooo:rsid="0391f48f"/>
    </style:style>
    <style:style style:name="T36" style:family="text">
      <style:text-properties officeooo:rsid="0394dbbe"/>
    </style:style>
    <style:style style:name="T37" style:family="text">
      <style:text-properties officeooo:rsid="039699a6"/>
    </style:style>
    <style:style style:name="T38" style:family="text">
      <style:text-properties officeooo:rsid="03a67ea7"/>
    </style:style>
    <style:style style:name="T39" style:family="text">
      <style:text-properties officeooo:rsid="03a6943b"/>
    </style:style>
    <style:style style:name="T40" style:family="text">
      <style:text-properties officeooo:rsid="03a6e8b9"/>
    </style:style>
    <style:style style:name="T41" style:family="text">
      <style:text-properties officeooo:rsid="03a86b45"/>
    </style:style>
    <style:style style:name="T42" style:family="text">
      <style:text-properties officeooo:rsid="03aa7cc9"/>
    </style:style>
    <style:style style:name="T43" style:family="text">
      <style:text-properties officeooo:rsid="03ab3204"/>
    </style:style>
    <style:style style:name="T44" style:family="text">
      <style:text-properties officeooo:rsid="03b4fc82"/>
    </style:style>
    <style:style style:name="T45" style:family="text">
      <style:text-properties officeooo:rsid="03b6f775"/>
    </style:style>
    <style:style style:name="T46" style:family="text">
      <style:text-properties officeooo:rsid="03b78d18"/>
    </style:style>
    <style:style style:name="T47" style:family="text">
      <style:text-properties officeooo:rsid="03b900a7"/>
    </style:style>
    <style:style style:name="T48" style:family="text">
      <style:text-properties officeooo:rsid="0365891b"/>
    </style:style>
    <style:style style:name="T49" style:family="text">
      <style:text-properties officeooo:rsid="03c52af2"/>
    </style:style>
    <style:style style:name="T50" style:family="text">
      <style:text-properties officeooo:rsid="03ca2427"/>
    </style:style>
    <style:style style:name="T51" style:family="text">
      <style:text-properties officeooo:rsid="03ceaf92"/>
    </style:style>
    <style:style style:name="T52" style:family="text">
      <style:text-properties officeooo:rsid="03cf6b6e"/>
    </style:style>
    <style:style style:name="T53" style:family="text">
      <style:text-properties officeooo:rsid="03d00084"/>
    </style:style>
    <style:style style:name="T54" style:family="text">
      <style:text-properties officeooo:rsid="03d800c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מחלקות, בניה <text:span text:style-name="T43">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5"><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6259284214234103457" text:style-name="L1">
        <text:list-item>
          <text:p text:style-name="P32">בלי מצביעים, התוכנה תופסת פחות זיכרון ודורשת פחות זמן כשניגשים למשתנים.</text:p>
        </text:list-item>
        <text:list-item>
          <text:p text:style-name="P32">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1">משלבת את היתרונות של שתי השפות:</text:span></text:p>
      <text:list xml:id="list6256328564945019281" text:style-name="L2">
        <text:list-item>
          <text:p text:style-name="P33">יש בה struct כמו ב-C, אבל אפשר לשים בו גם שיטות.</text:p>
        </text:list-item>
        <text:list-item>
          <text:p text:style-name="P38"><text:span text:style-name="T10">יש בה class כמו ב-Java, אבל המשתנים נשמרים ברצף בזיכרון ולא ע"י פוינטרים</text:span><text:span text:style-name="T13"> (נראה בהמשך).</text:span></text:p>
        </text:list-item>
      </text:list>
      <text:p text:style-name="P7"><text:span text:style-name="T10">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2"> (ראו דוגמה בתיקיה 1)</text:span><text:span text:style-name="T10">:</text:span></text:p>
      <text:p text:style-name="P22">struct X {</text:p>
      <text:p text:style-name="P22"><text:s text:c="4"/>private:</text:p>
      <text:p text:style-name="P22"><text:s text:c="10"/>...</text:p>
      <text:p text:style-name="P22">}</text:p>
      <text:p text:style-name="P24">===</text:p>
      <text:p text:style-name="P22">class X {</text:p>
      <text:p text:style-name="P22"><text:s text:c="10"/>...</text:p>
      <text:p text:style-name="P22">}</text:p>
      <text:p text:style-name="P30">וכן ההגדרות הבאות שקולות לחלוטין:</text:p>
      <text:p text:style-name="P23">struct X {</text:p>
      <text:p text:style-name="P23"><text:s text:c="10"/>...</text:p>
      <text:p text:style-name="P23">}</text:p>
      <text:p text:style-name="P25">===</text:p>
      <text:p text:style-name="P23">class X {</text:p>
      <text:p text:style-name="P23"><text:tab/>public:</text:p>
      <text:p text:style-name="P23"><text:s text:c="10"/>...</text:p>
      <text:p text:style-name="P23">}</text:p>
      <text:p text:style-name="P55"><text:span text:style-name="T53">דרכים ל</text:span>מימוש שיטות</text:p>
      <text:p text:style-name="P44">יש שתי <text:span text:style-name="T51">דרכים לממש שיטות של מחלקות ב-++C.</text:span></text:p>
      <text:list xml:id="list3774225008681044459" text:style-name="L11">
        <text:list-item>
          <text:p text:style-name="P45"><text:span text:style-name="T51">דרך אחת היא לממש אותן ישירות בתוך המחלקה (בדומה לJava). זה נקרא מימוש inline ודומה לפונקציות inline שראינו בשיעור הקודם, רק שכאן לא צריך לכתוב את המילה inline.</text:span></text:p>
        </text:list-item>
        <text:list-item>
          <text:p text:style-name="P46">דרך <text:span text:style-name="T52">שניה </text:span>היא <text:span text:style-name="T52">לשים </text:span>בתוך <text:span text:style-name="T52">המחלקה רק </text:span><text:span text:style-name="T9">הצהרה </text:span><text:span text:style-name="T52">של השיטה, בלי גוף. את המימוש עצמו שמים מחוץ למחלקה (באותו קובץ או בקובץ אחר). ראו דוגמה בתיקיה 2.</text:span></text:p>
        </text:list-item>
      </text:list>
      <text:p text:style-name="P47"/>
      <text:p text:style-name="P59"><text:span text:style-name="T10">המצביע </text:span><text:span text:style-name="T18">t</text:span><text:span text:style-name="T10">his</text:span></text:p>
      <text:p text:style-name="P53"><text:span text:style-name="T10">במימוש של שיטה, המילה השמורה this מכילה מצביע לעצם הנוכחי. ניתן להשתמש בה כמו שמשתמשים במצביעים, למשל:</text:span></text:p>
      <text:p text:style-name="P60"><text:span text:style-name="T27">Point::Point(int x, int y) {</text:span></text:p>
      <text:p text:style-name="P61"><text:span text:style-name="T29"><text:tab/></text:span><text:span text:style-name="T28">this-&gt;x = x;</text:span></text:p>
      <text:p text:style-name="P61"><text:span text:style-name="T29"><text:tab/></text:span><text:span text:style-name="T28">this-&gt;y = y;</text:span></text:p>
      <text:p text:style-name="P62">}</text:p>
      <text:p text:style-name="P50">(זה דומה לג'אבה פרט לכך שמשתמשים בחץ במקום בנקודה).</text:p>
      <text:p text:style-name="P56"/>
      <text:p text:style-name="P57"><text:span text:style-name="T10"/></text:p>
      <text:p text:style-name="P57">שדות סטטיים</text:p>
      <text:p text:style-name="P54"><text:span text:style-name="T10">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6"> <text:s text:c="3"/></text:span><text:span text:style-name="T17">אם מגדירים שדה סטטי שהוא גם קבוע (const), ניתן לאתחל אותו בהגדרת המחלקה; אחרת, יש לאתחל אותו מבחוץ (ראו דוגמה בתיקיה </text:span><text:span text:style-name="T23">3</text:span><text:span text:style-name="T17">).</text:span></text:p>
      <text:p text:style-name="P52"/>
      <text:p text:style-name="P31">קבצי כותרת למחלקות</text:p>
      <text:p text:style-name="P8">מקובל (אם כי לא חובה) להגדיר כל מחלקה בשני קבצים (ראו דוגמה בתיקיה <text:span text:style-name="T54">4</text:span>):</text:p>
      <text:list xml:id="list4925002061584983753" text:style-name="L3">
        <text:list-item>
          <text:p text:style-name="P39">קובץ הכותרת - בדרך-כלל עם סיומת hpp או h - כולל את הגדרת המחלקה, השדות והשיטות שלה - אבל בלי מימוש השיטות.</text:p>
        </text:list-item>
        <text:list-item>
          <text:p text:style-name="P39">קובץ התוכן - בדרך-כלל עם סיומת cpp - כולל את המימוש של השיטות.</text:p>
        </text:list-item>
      </text:list>
      <text:p text:style-name="P26"><text:span text:style-name="T10">עקרונית, ניתן לממש את כל השיטות בקובץ הכותרת (כמו בג'אבה), אבל זה לא כדאי. מדוע?</text:span><text:span text:style-name="T14"> כמה סיבות:</text:span></text:p>
      <text:list xml:id="list5144890890490379237" text:style-name="L4">
        <text:list-item>
          <text:p text:style-name="P49">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49">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4">4</text:span>.</text:p>
        </text:list-item>
      </text:list>
      <text:p text:style-name="P27">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7"/>
      <text:p text:style-name="P27"/>
      <text:p text:style-name="P28"><text:span text:style-name="T15">ב</text:span><text:span text:style-name="T10">נאים</text:span><text:span text:style-name="T18"> - constructors</text:span></text:p>
      <text:p text:style-name="P18"><text:span text:style-name="T1">בנאי </text:span>הוא שיטה ששמה כשם המחלקה, ואין לה ערך-חזרה<text:span text:style-name="T26">. כמו כל שיטה אחרת, ניתן לממש אותה בקובץ הכותרת או בקובץ המימוש. </text:span>ראו דוגמ<text:span text:style-name="T26">אות</text:span> בתיקיה <text:span text:style-name="T54">4</text:span>. </text:p>
      <text:p text:style-name="P19">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6834317544955820135" text:style-name="L5">
        <text:list-item>
          <text:p text:style-name="P40">אם זה בנאי עם פרמטרים, פשוט שמים את הפרמטרים אחרי שם העצם, למשל <text:span text:style-name="T30">;</text:span>Point p(10,20) <text:span text:style-name="T31"><text:s/></text:span>קורא לבנאי של Point המקבל שני מספרים שלמים.</text:p>
        </text:list-item>
        <text:list-item>
          <text:p text:style-name="P40">אם זה בנאי בלי פרמטרים, לא שמים שום דבר אחרי שם העצם, למשל Point<text:span text:style-name="T30"> p;</text:span> (לא לשים סוגריים ריקים - זה יגרום לשגיאת קימפול כי הקומפיילר עלול לחשוב שאתם מנסים להגדיר פונקציה...)</text:p>
        </text:list-item>
      </text:list>
      <text:p text:style-name="P17">שימו לב - <text:span text:style-name="T44">בניגוד לג'אבה - </text:span>לא <text:span text:style-name="T44">צריך </text:span>להשתמש ב-new! המשתנה נוצר "על המחסנית" ולא "על הערימה"<text:span text:style-name="T45"> (אם נשתמש ב-new, המשתנה ייווצר על הערימה).</text:span></text:p>
      <text:p text:style-name="Heading_20_2">בנאי<text:span text:style-name="T49"> ללא פרמטרים</text:span></text:p>
      <text:p text:style-name="P20"><text:span text:style-name="T46">יש כמה סוגי בנאים שיש להם תפקיד מיוחד ב-++C. אחד מהם הוא </text:span><text:span text:style-name="T8">בנאי ללא פרמטרים </text:span><text:span text:style-name="T47">(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1">(בניגוד לג'אבה)</text:span><text:span text:style-name="T48">. לכן, הערכים לא מוגדרים - ייתכן שיהיו שם ערכים מוזרים שבמקרה היו בזיכרון באותו זמן. <text:s text:c="3"/></text:span></text:p>
      <text:p text:style-name="P21">בנאים נוספים נראה בהמשך. </text:p>
      <text:p text:style-name="P58"/>
      <text:p text:style-name="P29"><text:span text:style-name="T20">מפרקים</text:span><text:span text:style-name="T19"> </text:span><text:span text:style-name="T10">-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2"> <text:s/>לשם כך, בכל מחלקה שמקצה זיכרון (או מבצעת פעולות אחרות הדורשות משאבי מערכת), חייבים לשים </text:span><text:span text:style-name="T6">מפרק</text:span><text:span text:style-name="T5"> - destructor.</text:span></text:p>
      <text:p text:style-name="P14"><text:span text:style-name="T33">מפרק</text:span> הוא שיטה בלי ערך מוחזר, ששמה מתחיל בגל (טילדה) ואחריו שם המחלקה; ראו דוגמה בתיקיה <text:span text:style-name="T50">5</text:span> (למה גל? כי זה האופרטור המציין "not" של סיביות. למשל: <text:s/><text:span text:style-name="T42">0~=1-</text:span>).</text:p>
      <text:p text:style-name="P11"><text:span text:style-name="T1">חידה</text:span>: האם אפשר להגדיר <text:span text:style-name="T34">מפרק</text:span> עם פרמטרים? האם אפשר לבצע העמסה (overload) <text:span text:style-name="T34">למפרק</text:span>? מדוע?</text:p>
      <text:p text:style-name="P15">המתכנת אף-פעם לא צריך לקרוא <text:span text:style-name="T35">למפרק</text:span> באופן ידני; זוהי האחריות של הקומפיילר להכניס קריאה ל<text:span text:style-name="T35">מפרק</text:span> ברגע שהעצם <text:span text:style-name="T36">מפסיק להתקיים</text:span>. מתי זה קורה?</text:p>
      <text:list xml:id="list2138244184789350655" text:style-name="L6">
        <text:list-item>
          <text:p text:style-name="P41">אם העצם נוצר על המחסנית - <text:span text:style-name="T37">העצם מפסיק להתקיים</text:span> כשהוא יוצא מה-scope (יוצאים מהבלוק המוקף בסוגריים מסולסלים המכיל את העצם).</text:p>
        </text:list-item>
        <text:list-item>
          <text:p text:style-name="P42">אם העצם נוצר על הערימה בעזרת new - <text:span text:style-name="T37">העצם מפסיק להתקיים</text:span> כשמוחקים אותו בעזרת delete.</text:p>
        </text:list-item>
      </text:list>
      <text:p text:style-name="P16">מה קורה כששוכחים לשים <text:span text:style-name="T35">מפרק</text:span>? <text:span text:style-name="T10">המשאבים לא ישתחררו, וכתוצאה מכך תהיה דליפת זיכרון; ראו הדגמה בתיקיה </text:span><text:span text:style-name="T22">5</text:span><text:span text:style-name="T10">. </text:span></text:p>
      <text:p text:style-name="Heading_20_2"/>
      <text:p text:style-name="Heading_20_2">האופרטורים new, delete</text:p>
      <text:p text:style-name="P12">האופרטור new מבצע, כברירת מחדל, את הדברים הבאים:</text:p>
      <text:list xml:id="list395976051523210501" text:style-name="L7">
        <text:list-item>
          <text:p text:style-name="P34">הקצאת זיכרון עבור עצם חדש מהמחלקה;</text:p>
        </text:list-item>
        <text:list-item>
          <text:p text:style-name="P34">קריאה לבנאי המתאים של המחלקה (בהתאם לפרמטרים שהועברו).</text:p>
        </text:list-item>
      </text:list>
      <text:p text:style-name="P12">האופרטור delete מבצע, כברירת מחדל, את הדברים הבאים:</text:p>
      <text:list xml:id="list8728278320734754872" text:style-name="L8">
        <text:list-item>
          <text:p text:style-name="P36">קריאה <text:span text:style-name="T34">למפרק</text:span> של המחלקה (יש רק אחד - אין פרמטרים);</text:p>
        </text:list-item>
        <text:list-item>
          <text:p text:style-name="P36">שיחרור הזיכרון שהוקצה עבור העצם.</text:p>
        </text:list-item>
      </text:list>
      <text:p text:style-name="P13">האופרטור <text:span text:style-name="T38">[]</text:span>new מבצע, כברירת מחדל, את הדברים הבאים:</text:p>
      <text:list xml:id="list113801567144923" text:continue-list="list395976051523210501" text:style-name="L7">
        <text:list-item>
          <text:p text:style-name="P35">הקצאת זיכרון עבור <text:span text:style-name="T38">מערך של עצמים מהמחלקה;</text:span></text:p>
        </text:list-item>
        <text:list-item>
          <text:p text:style-name="P35">קריאה לבנאי <text:span text:style-name="T38">ברירת-המחדל של כל אחד מהעצמים במערך.</text:span></text:p>
        </text:list-item>
      </text:list>
      <text:p text:style-name="P13">האופרטור <text:span text:style-name="T39">[]</text:span>delete מבצע, כברירת מחדל, את הדברים הבאים:</text:p>
      <text:list xml:id="list3420190858728588676" text:style-name="L9">
        <text:list-item>
          <text:p text:style-name="P37">קריאה <text:span text:style-name="T34">למפרק</text:span> של <text:span text:style-name="T40">כל אחד מהעצמים במערך.</text:span></text:p>
        </text:list-item>
        <text:list-item>
          <text:p text:style-name="P37">שיחרור הזיכרון שהוקצה עבור <text:span text:style-name="T41">המערך</text:span>.</text:p>
        </text:list-item>
      </text:list>
      <text:p text:style-name="P48">כשמאתחלים מערך ע"י new[], חייבים לשחרר אותו ע"י delete[]. כאן הקומפיילר לא יציל אתכם משגיאה - אם תשתמשו ב-delete במקום delete[], הקוד יתקמפל, אבל הקומפיילר יקרא רק למפרק אחד (של האיבר הראשון במערך). <text:s/>כתוצאה מכך תהיה לכם דליפת זיכרון, או אפילו שגיאת ריצה (ראו תיקיה 6).</text:p>
      <text:p text:style-name="Heading_20_2">מקורות</text:p>
      <text:list xml:id="list7877248827420213719" text:style-name="L10">
        <text:list-item>
          <text:p text:style-name="P43">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6T11:31:55.242900368</dc:date>
    <meta:editing-duration>P8DT10H5M10S</meta:editing-duration>
    <meta:editing-cycles>896</meta:editing-cycles>
    <meta:document-statistic meta:table-count="0" meta:image-count="0" meta:object-count="0" meta:page-count="1" meta:paragraph-count="85" meta:word-count="1207" meta:character-count="6721" meta:non-whitespace-character-count="5549"/>
  </office:meta>
</office:document-meta>
</file>